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973" officeooo:paragraph-rsid="001219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, optogenetics, benchtop, behaviour, computers, hardware, data analysis, repositories, human electrophysiology, animal electrophysiology, microscopes, simulations, tutorials &amp; learning portals, electric stimulation, molecular biology, computational neuroscience, journal, calcium imaging, fluorescence, human neuroscien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21:58:31.981624616</meta:creation-date>
    <meta:editing-duration>PT31S</meta:editing-duration>
    <meta:editing-cycles>2</meta:editing-cycles>
    <meta:generator>LibreOffice/6.4.7.2$Linux_X86_64 LibreOffice_project/40$Build-2</meta:generator>
    <dc:date>2022-02-25T21:58:58.661693071</dc:date>
    <meta:document-statistic meta:table-count="0" meta:image-count="0" meta:object-count="0" meta:page-count="1" meta:paragraph-count="1" meta:word-count="31" meta:character-count="329" meta:non-whitespace-character-count="299"/>
  </office:meta>
</office:document-meta>
</file>